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93.44pt"/>
    </style:style>
    <style:style style:name="co83" style:family="table-column">
      <style:table-column-properties fo:break-before="auto" style:column-width="123.99pt"/>
    </style:style>
    <style:style style:name="co84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</table:table-row>
        <table:table-row table:style-name="ro1">
          <table:table-cell office:value-type="string" calcext:value-type="string">
            <text:p>Gonazles – Paso Robles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-46 E</text:p>
          </table:table-cell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46 E, I-5 S, Stockdale Hwy E</text:p>
          </table:table-cell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/>
          <table:table-cell table:style-name="ce6" table:formula="of:=SUM([.E2:.E5])" office:value-type="float" office:value="340" calcext:value-type="float">
            <text:p>3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-58 E</text:p>
          </table:table-cell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-58 E</text:p>
          </table:table-cell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-40 E</text:p>
          </table:table-cell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40 E</text:p>
          </table:table-cell>
        </table:table-row>
        <table:table-row table:style-name="ro1">
          <table:table-cell table:number-columns-repeated="2"/>
          <table:table-cell table:style-name="ce66" table:formula="of:=SUM([.C8:.C11])" office:value-type="float" office:value="342.8" calcext:value-type="float">
            <text:p>342.8</text:p>
          </table:table-cell>
          <table:table-cell/>
          <table:table-cell table:style-name="ce6" table:formula="of:=SUM([.E8:.E11])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-40 E, US-93 S</text:p>
          </table:table-cell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S-93 S</text:p>
          </table:table-cell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Z-303 S, I-10 W, AZ-85 S</text:p>
          </table:table-cell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8 E, I-10 E</text:p>
          </table:table-cell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</table:table-row>
        <table:table-row table:style-name="ro1">
          <table:table-cell table:number-columns-repeated="2"/>
          <table:table-cell table:style-name="ce66" table:formula="of:=SUM([.C14:.C18])" office:value-type="float" office:value="346.3" calcext:value-type="float">
            <text:p>346.3</text:p>
          </table:table-cell>
          <table:table-cell/>
          <table:table-cell table:style-name="ce6" table:formula="of:=SUM([.E14:.E18])" office:value-type="float" office:value="395" calcext:value-type="float">
            <text:p>3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1:.C25])" office:value-type="float" office:value="307.2" calcext:value-type="float">
            <text:p>307.2</text:p>
          </table:table-cell>
          <table:table-cell/>
          <table:table-cell table:style-name="ce6" table:formula="of:=SUM([.E21:.E25])" office:value-type="float" office:value="335" calcext:value-type="float">
            <text:p>3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8:.C32])" office:value-type="float" office:value="371.1" calcext:value-type="float">
            <text:p>371.1</text:p>
          </table:table-cell>
          <table:table-cell/>
          <table:table-cell table:style-name="ce6" table:formula="of:=SUM([.E28:.E32])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SUM([.C35:.C38])" office:value-type="float" office:value="233.3" calcext:value-type="float">
            <text:p>233.3</text:p>
          </table:table-cell>
          <table:table-cell/>
          <table:table-cell table:style-name="ce6" table:formula="of:=SUM([.E35:.E38])" office:value-type="float" office:value="265" calcext:value-type="float">
            <text:p>26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1">
          <table:table-cell table:number-columns-repeated="2"/>
          <table:table-cell table:style-name="ce67" table:formula="of:=SUM([.C6];[.C12];[.C19];[.C26];[.C33];[.C39])" office:value-type="float" office:value="1873.6" calcext:value-type="float">
            <text:p>1873.6</text:p>
          </table:table-cell>
          <table:table-cell office:value-type="string" calcext:value-type="string">
            <text:p>Estimated Fuel Cost $250 to $3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7:55:08.266628411</dc:date>
    <meta:editing-duration>P21DT22H9M24S</meta:editing-duration>
    <meta:editing-cycles>365</meta:editing-cycles>
    <meta:generator>LibreOffice/5.1.6.2$Linux_X86_64 LibreOffice_project/10m0$Build-2</meta:generator>
    <meta:document-statistic meta:table-count="10" meta:cell-count="5156" meta:object-count="0"/>
  </office:meta>
</office:document-meta>
</file>